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22">
      <style:paragraph-properties fo:margin-left="1.251cm" fo:margin-right="0cm" fo:text-indent="0cm" style:auto-text-indent="false"/>
    </style:style>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33">
      <style:paragraph-properties fo:margin-left="2.205cm" fo:margin-right="0cm" fo:text-indent="0cm" style:auto-text-indent="false"/>
    </style:style>
    <style:style style:name="P77" style:family="paragraph" style:parent-style-name="Standard" style:list-style-name="L25"/>
    <style:style style:name="P78" style:family="paragraph" style:parent-style-name="Standard" style:list-style-name="L33"/>
    <style:style style:name="P79" style:family="paragraph" style:parent-style-name="Heading_20_3" style:master-page-name="">
      <style:paragraph-properties style:page-number="auto" fo:break-before="pag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01.08.2022 23:12:45&#13;&#13;__ Compilation of the extension &quot;For all users&quot; __&#13;&#13;&#13;Extension package created : yw-cnv-Ls-0.99.0.oxt&#13;Update file created : yw-cnv-Ls.update.xml&#13;&#13;01.08.2022 23:12: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98560161282123871"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841546099614937189" text:style-name="L2">
        <text:list-item>
          <text:p text:style-name="P42">Version 2.1.2 :</text:p>
        </text:list-item>
      </text:list>
      <text:list xml:id="list822330775171316112" text:style-name="L3">
        <text:list-item>
          <text:list>
            <text:list-item>
              <text:p text:style-name="P43">Localized help : resolved non-functional hyperlink due to API incompatibility introduced by Apache OpenOffice 4.1 (and LibreOffice 4.0).</text:p>
            </text:list-item>
          </text:list>
        </text:list-item>
      </text:list>
      <text:list xml:id="list43351531" text:continue-list="list1841546099614937189" text:style-name="L2">
        <text:list-item>
          <text:p text:style-name="P42">Version 2.1.1 :</text:p>
        </text:list-item>
      </text:list>
      <text:list xml:id="list7067145765501845227" text:style-name="L4">
        <text:list-item>
          <text:list>
            <text:list-item>
              <text:p text:style-name="P44">Documentation chapter 3.7.10 <text:span text:style-name="InstructionMacro">setMergePoint</text:span>, the list of commands for Arg2 was incorrect.</text:p>
            </text:list-item>
            <text:list-item>
              <text:p text:style-name="P44">Example in module Template7 had an incorrect argument Arg3 in <text:span text:style-name="InstructionMacro">setMergePoint</text:span>.</text:p>
            </text:list-item>
            <text:list-item>
              <text:p text:style-name="P44">When creating an hyperlink in a help page, the keyword (internal, external, etc) is now recognized in any character case.</text:p>
            </text:list-item>
            <text:list-item>
              <text:p text:style-name="P44">Creation of localized help, hyperlink to an existing OpenOffice help page : the address of a help page displayed by the macro was incorrect when the page was found by a help search.</text:p>
            </text:list-item>
          </text:list>
        </text:list-item>
      </text:list>
      <text:list xml:id="list43367307" text:continue-list="list43351531" text:style-name="L2">
        <text:list-item>
          <text:p text:style-name="P42">Version 2.1.0 :</text:p>
        </text:list-item>
      </text:list>
      <text:list xml:id="list4434992194878009270" text:style-name="L5">
        <text:list-item>
          <text:list>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item>
      </text:list>
      <text:list xml:id="list43347346" text:continue-list="list43367307" text:style-name="L2">
        <text:list-item>
          <text:p text:style-name="P42">Version 2.0.0 :</text:p>
        </text:list-item>
      </text:list>
      <text:list xml:id="list8833615969661485251" text:style-name="L6">
        <text:list-item>
          <text:list>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item>
      </text:list>
      <text:list xml:id="list43365372" text:continue-list="list43347346" text:style-name="L2">
        <text:list-item>
          <text:p text:style-name="P42">Version 1.5.3 :</text:p>
        </text:list-item>
      </text:list>
      <text:list xml:id="list7163213244090938050" text:style-name="L7">
        <text:list-item>
          <text:list>
            <text:list-item>
              <text:p text:style-name="P47">Help pages containing an hyperlink to an OpenOffice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56511806265318843" text:style-name="L8">
        <text:list-item>
          <text:p text:style-name="P48">Basic library Standard, Module1 : your instruction inside the Sub myExtension</text:p>
        </text:list-item>
        <text:list-item>
          <text:p text:style-name="P4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8">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86761716391457455" text:style-name="L9">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329682297758781058" text:style-name="L10">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31420942626060928" text:style-name="L11">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606268478381265390" text:style-name="L12">
        <text:list-item text:start-value="1">
          <text:p text:style-name="P52">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136940670170665765" text:style-name="L13">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2555413694016026968" text:style-name="L14">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87454228432717802" text:style-name="L15">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22698253280611855" text:style-name="L16">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68272410937159045" text:style-name="L17">
        <text:list-item>
          <text:p text:style-name="P57">Arg1 : <text:span text:style-name="InstructionMacro">String</text:span> : mandatory, type of control used for the button</text:p>
        </text:list-item>
      </text:list>
      <text:list xml:id="list2595919853203492457" text:style-name="L18">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95846483250651949" text:style-name="L19">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820747436217897271" text:style-name="L20">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139967208835066873" text:style-name="L21">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964942687403925433" text:style-name="L22">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37974562249049323" text:style-name="L23">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3">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99121961861633885" text:style-name="L24">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14902799029537805" text:style-name="L25">
        <text:list-item text:start-value="1">
          <text:p text:style-name="P7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6436351432711165" text:style-name="L26">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41554183515759136" text:style-name="L27">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51753026012665470" text:style-name="L28">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457708148929618297" text:style-name="L29">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038264812122066087" text:style-name="L30">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15485387966228732" text:style-name="L31">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056878013363311078" text:style-name="L32">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175819226086039899" text:style-name="L33">
        <text:list-item text:start-value="1">
          <text:p text:style-name="P7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94411011252413009" text:style-name="L34">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5762392745301478104" text:style-name="L35">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7701311258823991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923423022584937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2040226408929436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33653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2674602381506346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683193627272885662"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563284342525230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dc:date>
     <text:p>internal</text:p>
     <text:p>Page2</text:p>
     <text:p/>
    </office:annotation>Paragraph styles</text:p>
      <text:p text:style-name="P28"><office:annotation>
     <dc:creator>BM</dc:creator>
     <dc:date>2008-03-13T00:00:00.49</dc:date>
     <text:p>internal</text:p>
     <text:p>Page7</text:p>
     <text:p/>
    </office:annotation>Hyperlinks</text:p>
      <text:p text:style-name="hlp_5f_paragraph"><text:span text:style-name="T14"><office:annotation>
      <dc:creator>BM</dc:creator>
      <dc:date>2008-03-13T00:00:00.49</dc:date>
      <text:p>internal</text:p>
      <text:p>Page3</text:p>
      <text:p/>
     </office:annotation></text:span><text:span text:style-name="T14">Text formatting</text:span></text:p>
      <text:p text:style-name="P28"><office:annotation>
     <dc:creator>BM</dc:creator>
     <dc:date>2008-03-26T00:00:00.4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9</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0</dc:date>
     <text:p>external</text:p>
     <text:p>text/swriter/main0210.xhp</text:p>
     <text:p/>
    </office:annotation><text:span text:style-name="T14">Preview topic</text:span> </text:p>
      <text:p text:style-name="hlp_5f_paragraph">This hyperlink displays <text:s/><office:annotation>
     <dc:creator>BM</dc:creator>
     <dc:date>2008-03-15T00:00:00.5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369109" text:continue-list="list817701311258823991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358385" text:continue-list="list433653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5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5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43371368" text:continue-list="list433691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43360143" text:continue-list="list4335838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3351020"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4336931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ände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addSeparator
	
				beginCommand
			        beginTitles
				 	    setTitle("Help", "en")
			        	setTitle("Hilfe", "de")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ände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addSeparator

			beginCommand
	            beginTitles
			 	    setTitle("Help", "en")
		        	setTitle("Hilfe", "de")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